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tyle="italic" officeooo:rsid="000d57be" officeooo:paragraph-rsid="000d57be" style:font-style-asian="italic" style:font-style-complex="italic"/>
    </style:style>
    <style:style style:name="P2" style:family="paragraph" style:parent-style-name="Standard">
      <style:paragraph-properties fo:line-height="200%" fo:text-align="start" style:justify-single-word="false"/>
      <style:text-properties fo:font-style="italic" officeooo:rsid="000e02f1" officeooo:paragraph-rsid="0011876a" style:font-style-asian="italic" style:font-style-complex="italic"/>
    </style:style>
    <style:style style:name="P3" style:family="paragraph" style:parent-style-name="Standard">
      <style:paragraph-properties fo:line-height="200%" fo:text-align="start" style:justify-single-word="false"/>
      <style:text-properties fo:font-style="italic" officeooo:rsid="000e02f1" officeooo:paragraph-rsid="0014900e" style:font-style-asian="italic" style:font-style-complex="italic"/>
    </style:style>
    <style:style style:name="P4" style:family="paragraph" style:parent-style-name="Standard">
      <style:paragraph-properties fo:line-height="200%" fo:text-align="start" style:justify-single-word="false"/>
      <style:text-properties fo:font-style="italic" officeooo:rsid="000e02f1" officeooo:paragraph-rsid="00253702" style:font-style-asian="italic" style:font-style-complex="italic"/>
    </style:style>
    <style:style style:name="P5" style:family="paragraph" style:parent-style-name="Standard">
      <style:paragraph-properties fo:text-align="center" style:justify-single-word="false"/>
      <style:text-properties fo:font-style="italic" officeooo:rsid="000e02f1" officeooo:paragraph-rsid="000d57be" style:font-style-asian="italic" style:font-style-complex="italic"/>
    </style:style>
    <style:style style:name="P6" style:family="paragraph" style:parent-style-name="Header">
      <style:text-properties officeooo:rsid="000d57be" officeooo:paragraph-rsid="000d57be"/>
    </style:style>
    <style:style style:name="T1" style:family="text">
      <style:text-properties fo:font-style="normal" style:font-style-asian="normal" style:font-style-complex="normal"/>
    </style:style>
    <style:style style:name="T2" style:family="text">
      <style:text-properties fo:font-style="normal" officeooo:rsid="001361b2" style:font-style-asian="normal" style:font-style-complex="normal"/>
    </style:style>
    <style:style style:name="T3" style:family="text">
      <style:text-properties fo:font-style="normal" officeooo:rsid="0014900e" style:font-style-asian="normal" style:font-style-complex="normal"/>
    </style:style>
    <style:style style:name="T4" style:family="text">
      <style:text-properties fo:font-style="normal" officeooo:rsid="00162a6a" style:font-style-asian="normal" style:font-style-complex="normal"/>
    </style:style>
    <style:style style:name="T5" style:family="text">
      <style:text-properties fo:font-style="normal" officeooo:rsid="001800a8" style:font-style-asian="normal" style:font-style-complex="normal"/>
    </style:style>
    <style:style style:name="T6" style:family="text">
      <style:text-properties fo:font-style="normal" officeooo:rsid="0018cdcd" style:font-style-asian="normal" style:font-style-complex="normal"/>
    </style:style>
    <style:style style:name="T7" style:family="text">
      <style:text-properties fo:font-style="normal" officeooo:rsid="0018ef1a" style:font-style-asian="normal" style:font-style-complex="normal"/>
    </style:style>
    <style:style style:name="T8" style:family="text">
      <style:text-properties fo:font-style="normal" officeooo:rsid="001a5c26" style:font-style-asian="normal" style:font-style-complex="normal"/>
    </style:style>
    <style:style style:name="T9" style:family="text">
      <style:text-properties fo:font-style="normal" officeooo:rsid="001aa370" style:font-style-asian="normal" style:font-style-complex="normal"/>
    </style:style>
    <style:style style:name="T10" style:family="text">
      <style:text-properties fo:font-style="normal" officeooo:rsid="001bfb9e" style:font-style-asian="normal" style:font-style-complex="normal"/>
    </style:style>
    <style:style style:name="T11" style:family="text">
      <style:text-properties fo:font-style="normal" officeooo:rsid="001d54b9" style:font-style-asian="normal" style:font-style-complex="normal"/>
    </style:style>
    <style:style style:name="T12" style:family="text">
      <style:text-properties fo:font-style="normal" officeooo:rsid="001d9a22" style:font-style-asian="normal" style:font-style-complex="normal"/>
    </style:style>
    <style:style style:name="T13" style:family="text">
      <style:text-properties fo:font-style="normal" officeooo:rsid="001e2924" style:font-style-asian="normal" style:font-style-complex="normal"/>
    </style:style>
    <style:style style:name="T14" style:family="text">
      <style:text-properties fo:font-style="normal" officeooo:rsid="0021a9f4" style:font-style-asian="normal" style:font-style-complex="normal"/>
    </style:style>
    <style:style style:name="T15" style:family="text">
      <style:text-properties fo:font-style="normal" officeooo:rsid="00253702" style:font-style-asian="normal" style:font-style-complex="normal"/>
    </style:style>
    <style:style style:name="T16" style:family="text">
      <style:text-properties officeooo:rsid="001361b2"/>
    </style:style>
    <style:style style:name="T17" style:family="text">
      <style:text-properties officeooo:rsid="0014900e"/>
    </style:style>
    <style:style style:name="T18" style:family="text">
      <style:text-properties officeooo:rsid="0025370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Shining<text:span text:style-name="T1"> Film Response</text:span></text:p>
      <text:p text:style-name="P5"><text:span text:style-name="T2"/></text:p>
      <text:p text:style-name="P3"><text:span text:style-name="T2"><text:tab/>Contemporary horror films often integrate elements borrowed from German Expressionism, like low-key lighting, distorted lines, and chiaroscuro. Stanley Kubrick’s 1980 horror film The Shining is an exception to the genre, as it rejects these classic elements of horror cinematography, and instead opts to use well-lit, geometric, level shots to deliver terror to the audience. By moving “between the dread of not seeing and the horror of seeing,” while violating elements common to horror films, </text:span><text:span text:style-name="T16">The Shining</text:span><text:span text:style-name="T2"> aims to set itself apart from the rest of the horror genre while remaining suspenseful and terrifying.</text:span></text:p>
      <text:p text:style-name="P2"><text:span text:style-name="T3"><text:tab/>There are strong themes of isolation in </text:span><text:span text:style-name="T17">The Shining</text:span><text:span text:style-name="T4">, as the Torrance family has moved to a remote lodge in the Colorado rockies, secluded from outside civilization. This is contrasted by the fact that the hotel itself is quite large and open, especially for a family of three. </text:span><text:span text:style-name="T5">The sheer size of the hotel makes it almost maze-like, with numerous cyclical hallways, many of which Danny rides his tricycle around. In these scenes, a Steadicam is used to follow Danny as he rides around the corners, and the audience is presented with a level view from directly behind him, seeing what he sees. The visual composition of these scenes (in addition to a suspenseful soundtrack) </text:span><text:span text:style-name="T6">generates suspense, </text:span><text:span text:style-name="T7">as the audience dreads what is not visible around the corners, and transitions to horror in seeing the Grady twins standing at the end of the hall in one scene. The same scene also uses jump cuts to cut between what Danny is seeing (the sisters inviting him to play) and the scene of their mutilated corpses lying in the same hallway to add to the horror. In this case, Kubrick uses the geometry of the set to obscure the horror to fill the audience with a sense of dread, and then presents the horror in high-key lighting.</text:span></text:p>
      <text:p text:style-name="P2"><text:span text:style-name="T7"><text:tab/></text:span><text:span text:style-name="T8">Kubrick not only use</text:span><text:span text:style-name="T11">s</text:span><text:span text:style-name="T8"> the openness and geometry of hallway corners to obscure horrors in his film. Room 237 is a room that Danny feels compelled to enter, even after being warned by Dick Halloran, the hotel chef, not to go near. In his first attempt to enter the room, the door is locked and the audience’s suspense builds. The audience is granted access to Room 237 when following Jack in as he </text:span><text:soft-page-break/><text:span text:style-name="T8">goes to investigate Danny’s claim that there was a “crazy old lady” in there who </text:span><text:span text:style-name="T12">strangled </text:span><text:span text:style-name="T8">him. As Jack enters the bathroom, he sees that someone is bathing, but cannot see them </text:span><text:span text:style-name="T12">as</text:span><text:span text:style-name="T8"> they are obscured by a drawn shower curtain. Slowly, an attractive young woman reveals herself and </text:span><text:span text:style-name="T10">i</text:span><text:span text:style-name="T9">n the full lighting of the bathroom, the audience </text:span><text:span text:style-name="T10">sees that she is actually an old woman’s corpse with peeling skin </text:span><text:span text:style-name="T13">at the same time that Jack does. Kubrick again uses high-key lighting to display the horror after the slow reveal, inside a geometrically symmetrical frame, contrary to classic horror tropes.</text:span></text:p>
      <text:p text:style-name="P2"><text:span text:style-name="T13"><text:tab/>One more key scene in the film (that also takes place in a bathroom as it happens) is the scene in which Jack meets the ghost of Grady, the previous groundskeeper for The Outlook Hotel who murdered his wife and children. </text:span><text:span text:style-name="T14">The scene takes place in a well-lit fancy red and white bathroom with sharp, straight lines provided by urinal and stall barriers, contrary to distorted lines typical of German Expressionism-inspired horror films. By having this important conversation between Jack and Grady in such a visually vibrant room, Kubrick is taking a step away from filming a standard horror genre film. </text:span><text:span text:style-name="T13">While there is no big reveal in this scene </text:span><text:span text:style-name="T14">(as opposed to those mentioned above)</text:span><text:span text:style-name="T13">, the scene itself is an important one </text:span><text:span text:style-name="T14">showcasing somewhat of a turning point in Jack’s psyche,</text:span><text:span text:style-name="T13"> and the use of high-key lighting, </text:span><text:span text:style-name="T14">and</text:span><text:span text:style-name="T13"> sharp, horizontal </text:span><text:span text:style-name="T14">and vertical</text:span><text:span text:style-name="T13"> lines makes it a clear diversion from typical horror movie techniques.</text:span></text:p>
      <text:p text:style-name="P4"><text:span text:style-name="T13"><text:tab/></text:span><text:span text:style-name="T18">The Shining </text:span><text:span text:style-name="T15">is visually very different from typical contemporary horror films, which tend to utilize low-key lighting, <text:s/></text:span><text:span text:style-name="T2">chiaroscuro </text:span><text:span text:style-name="T15">and distorted lines; instead, the film flips these conventions on their heads, so to speak, to help distance the film from the rest of the horror genre as a unique addition to it. Kubrick is able to maintain these non-standard techniques whilst employing transitions between build-ups of suspense and their corresponding reveals, and that is why </text:span><text:span text:style-name="T18">The Shining </text:span><text:span text:style-name="T15">is still a truly terrifying and unique film, over thirty years la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d57be" officeooo:paragraph-rsid="000d57b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FS 100<text:tab/><text:tab/>Spencer Plant</text:p>
        <text:p text:style-name="MP1">7 April 2016<text:tab/><text:tab/>138967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00:09:43.791195781</meta:creation-date>
    <dc:date>2016-04-08T02:53:05.618081875</dc:date>
    <meta:editing-duration>PT58M24S</meta:editing-duration>
    <meta:editing-cycles>13</meta:editing-cycles>
    <meta:generator>LibreOffice/5.1.1.3$Linux_X86_64 LibreOffice_project/10m0$Build-3</meta:generator>
    <meta:document-statistic meta:table-count="0" meta:image-count="0" meta:object-count="0" meta:page-count="2" meta:paragraph-count="8" meta:word-count="735" meta:character-count="4357" meta:non-whitespace-character-count="3622"/>
  </office:meta>
</office:document-meta>
</file>